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c52" officeooo:paragraph-rsid="00194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raeestrutura e seguranç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1:00:13.885068351</meta:creation-date>
    <meta:generator>LibreOffice/5.1.4.2$Linux_X86_64 LibreOffice_project/10m0$Build-2</meta:generator>
    <dc:date>2016-09-25T21:03:05.774805940</dc:date>
    <meta:editing-duration>PT2M52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5"/>
  </office:meta>
</office:document-meta>
</file>